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0f5b74"/>
    </style:style>
    <style:style style:name="P2" style:family="paragraph" style:parent-style-name="Standard">
      <style:text-properties officeooo:rsid="00134e15" officeooo:paragraph-rsid="00134e15"/>
    </style:style>
    <style:style style:name="T1" style:family="text">
      <style:text-properties officeooo:rsid="0012a5f8"/>
    </style:style>
    <style:style style:name="T2" style:family="text">
      <style:text-properties officeooo:rsid="00134e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remy - Proj<text:span text:style-name="T1">ect</text:span> Lead </text:p>
      <text:p text:style-name="P1">Cameron - Dev Lead /<text:span text:style-name="T2">DMP</text:span></text:p>
      <text:p text:style-name="P1">Tony - Art/Design Lead, Doc Minutes </text:p>
      <text:p text:style-name="P1">Haytham - Dev, Art/Design</text:p>
      <text:p text:style-name="P1">Walid - Marketing </text:p>
      <text:p text:style-name="P1">Zaham - Marketing </text:p>
      <text:p text:style-name="Standard"/>
      <text:p text:style-name="Standard"/>
      <text:p text:style-name="P2">As the project lead the main goal is to orchestrate what is being worked on and by who, it is the main delegator and the person who can have a final say in times of conflict as deputy these are passed down as responsibility however these are used a lot less as it is mostly used for if the PM isnt able to respond / has any issues. 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3:33:57.126946227</meta:creation-date>
    <meta:generator>LibreOffice/24.2.7.2$Linux_X86_64 LibreOffice_project/420$Build-2</meta:generator>
    <dc:date>2025-02-05T13:52:07.888056096</dc:date>
    <meta:editing-duration>PT18M9S</meta:editing-duration>
    <meta:editing-cycles>6</meta:editing-cycles>
    <meta:document-statistic meta:table-count="0" meta:image-count="0" meta:object-count="0" meta:page-count="1" meta:paragraph-count="7" meta:word-count="93" meta:character-count="474" meta:non-whitespace-character-count="383"/>
  </office:meta>
</office:document-meta>
</file>